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TypeSerializer.XMLSchemaTyp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Serializer.marshall( Class clazz , QName qname , ExtensibilityElement element , PrintWriter writer , Definition definition ,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TypeSerializer.unmarshall( Class clazz , QName qname , Element element , Definition definition ,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